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bf7" officeooo:paragraph-rsid="0000fbf7"/>
    </style:style>
    <style:style style:name="P2" style:family="paragraph" style:parent-style-name="Standard">
      <style:text-properties fo:color="#f10d0c" loext:opacity="100%" officeooo:rsid="0000fbf7" officeooo:paragraph-rsid="0000fbf7"/>
    </style:style>
    <style:style style:name="P3" style:family="paragraph" style:parent-style-name="Standard">
      <style:text-properties fo:color="#f10d0c" loext:opacity="100%" officeooo:rsid="00028c63" officeooo:paragraph-rsid="00028c63"/>
    </style:style>
    <style:style style:name="P4" style:family="paragraph" style:parent-style-name="Standard">
      <style:text-properties officeooo:rsid="00046869" officeooo:paragraph-rsid="00046869"/>
    </style:style>
    <style:style style:name="P5" style:family="paragraph" style:parent-style-name="Standard">
      <style:text-properties fo:color="#c9211e" loext:opacity="100%" officeooo:rsid="00046869" officeooo:paragraph-rsid="00046869"/>
    </style:style>
    <style:style style:name="T1" style:family="text">
      <style:text-properties officeooo:rsid="00028c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#essa função está programada <text:span text:style-name="T1">para</text:span> definir a entrada de dados que ocorre pelo usuário, informará uma mensagem de acordo com a data de nascimento do usuário</text:p>
      <text:p text:style-name="P1"/>
      <text:p text:style-name="Standard">def signo(dia, mes):</text:p>
      <text:p text:style-name="Standard"><text:s text:c="4"/>if mes == 3:</text:p>
      <text:p text:style-name="Standard"><text:s text:c="8"/>return 'Peixes' if dia &lt; 21 else 'Áries'</text:p>
      <text:p text:style-name="Standard"><text:s text:c="4"/>if mes == 4:</text:p>
      <text:p text:style-name="Standard"><text:s text:c="8"/>return'Áries' if dia &lt; 20 else 'Touro'</text:p>
      <text:p text:style-name="Standard"><text:s text:c="4"/>if mes == 5:</text:p>
      <text:p text:style-name="Standard"><text:s text:c="8"/>return'Touro' if dia &lt; 21 else 'Gêmeos'</text:p>
      <text:p text:style-name="Standard"><text:s text:c="4"/>if mes == 6:</text:p>
      <text:p text:style-name="Standard"><text:s text:c="8"/>return'Gêmeos' if dia &lt; 22 else 'Câncer'</text:p>
      <text:p text:style-name="Standard"><text:s text:c="4"/>if mes == 7:</text:p>
      <text:p text:style-name="Standard"><text:s text:c="8"/>return 'Câncer' if dia &lt; 23 else 'Leão'</text:p>
      <text:p text:style-name="Standard"><text:s text:c="4"/>if mes == 8:</text:p>
      <text:p text:style-name="Standard"><text:s text:c="8"/>return 'Lão' if dia &lt; 23 else 'Virgem'</text:p>
      <text:p text:style-name="Standard"><text:s text:c="4"/>if mes == 9:</text:p>
      <text:p text:style-name="Standard"><text:s text:c="8"/>return 'Virgem' if dia &lt; 23 else 'Libra'</text:p>
      <text:p text:style-name="Standard"><text:s text:c="4"/>if mes == 10:</text:p>
      <text:p text:style-name="Standard"><text:s text:c="8"/>return 'Libra' if dia &lt; 23 else 'Escorpião'</text:p>
      <text:p text:style-name="Standard"><text:s text:c="4"/>if mes == 11:</text:p>
      <text:p text:style-name="Standard"><text:s text:c="8"/>return 'Escorpião' if dia &lt; 22 else 'Sagitário'</text:p>
      <text:p text:style-name="Standard"><text:s text:c="4"/>if mes == 12:</text:p>
      <text:p text:style-name="Standard"><text:s text:c="8"/>return 'Sagitário' if dia &lt; 22 else 'Capricórnio'</text:p>
      <text:p text:style-name="Standard"><text:s text:c="4"/>if mes == 1:</text:p>
      <text:p text:style-name="Standard"><text:s text:c="8"/>return 'Capricórnio' if dia &lt; 20 else 'Aquário'</text:p>
      <text:p text:style-name="Standard"><text:s text:c="4"/>if mes == 2:</text:p>
      <text:p text:style-name="Standard"><text:s text:c="8"/>return 'Aquário' if dia &lt; 19 else 'Peixes'</text:p>
      <text:p text:style-name="Standard"/>
      <text:p text:style-name="P2">#essa <text:span text:style-name="T1">função informa a fonte da mensagem exibida</text:span></text:p>
      <text:p text:style-name="Standard"/>
      <text:p text:style-name="Standard">def horoscopo(signo_desejado):</text:p>
      <text:p text:style-name="Standard"><text:s text:c="4"/>import urllib.request</text:p>
      <text:p text:style-name="Standard"/>
      <text:p text:style-name="Standard"><text:s text:c="4"/>signo_formatado = remover_acentos(signo_desejado).lower()</text:p>
      <text:p text:style-name="Standard"/>
      <text:p text:style-name="Standard"><text:s text:c="4"/>minha_url = 'https://www.horoscopovirtual.com.br/horoscopo/' + signo_formatado</text:p>
      <text:p text:style-name="Standard"/>
      <text:p text:style-name="Standard"><text:s text:c="4"/>requisicao = urllib.request.Request(</text:p>
      <text:p text:style-name="Standard"><text:s text:c="8"/>url=minha_url,</text:p>
      <text:p text:style-name="Standard"><text:s text:c="8"/>headers={'User-Agent':'Mozilla/5.0'}</text:p>
      <text:p text:style-name="Standard"><text:s text:c="8"/>)</text:p>
      <text:p text:style-name="Standard"><text:s text:c="4"/>resposta = urllib.request.urlopen(requisicao)</text:p>
      <text:p text:style-name="Standard"/>
      <text:p text:style-name="Standard"><text:s text:c="4"/>pagina = resposta.read().decode('utf-8')</text:p>
      <text:p text:style-name="Standard"/>
      <text:p text:style-name="Standard"><text:s text:c="4"/>marcador_inicio = '&lt;p class="text-pred"&gt;'</text:p>
      <text:p text:style-name="Standard"><text:s text:c="4"/>marcador_final = '&lt;/p&gt;'</text:p>
      <text:p text:style-name="Standard"/>
      <text:p text:style-name="Standard"><text:s text:c="4"/>inicio = pagina.find(marcador_inicio) + len(marcador_inicio)</text:p>
      <text:p text:style-name="Standard"><text:s text:c="4"/>final = pagina.find(marcador_final, inicio)</text:p>
      <text:p text:style-name="Standard"><text:soft-page-break/></text:p>
      <text:p text:style-name="Standard"><text:s text:c="4"/>return signo_desejado + ': ' + pagina[inicio:final]</text:p>
      <text:p text:style-name="Standard"/>
      <text:p text:style-name="P3">#função principal, informa o tipo da entrada de dados e as principais variáveis utilizadas na programação</text:p>
      <text:p text:style-name="Standard"/>
      <text:p text:style-name="Standard">def main():</text:p>
      <text:p text:style-name="Standard"><text:s text:c="4"/>#entrada de dados</text:p>
      <text:p text:style-name="Standard"><text:s text:c="4"/>nascimento = int(input("Digite sua data de nascimento no formato DDMMAAAA: "))</text:p>
      <text:p text:style-name="Standard"/>
      <text:p text:style-name="Standard"><text:s text:c="4"/>dia, mes, _ = separar_data(nascimento)</text:p>
      <text:p text:style-name="Standard"><text:s text:c="4"/>meu_signo = signo(dia, mes)</text:p>
      <text:p text:style-name="Standard"><text:s text:c="4"/>horoscopo_de_hoje = horoscopo(meu_signo)</text:p>
      <text:p text:style-name="Standard"/>
      <text:p text:style-name="Standard"><text:s text:c="4"/>print(horoscopo_de_hoje)</text:p>
      <text:p text:style-name="Standard"/>
      <text:p text:style-name="P3">#função para calcular a entrada informada pelo usuário</text:p>
      <text:p text:style-name="Standard"/>
      <text:p text:style-name="Standard">def <text:s/>separar_data(dma):</text:p>
      <text:p text:style-name="Standard"><text:s text:c="4"/>a = dma % 10000</text:p>
      <text:p text:style-name="Standard"><text:s text:c="4"/>dma //= 10000</text:p>
      <text:p text:style-name="Standard"/>
      <text:p text:style-name="Standard"><text:s text:c="4"/>m = dma % 100</text:p>
      <text:p text:style-name="Standard"><text:s text:c="4"/>dma //= 100</text:p>
      <text:p text:style-name="Standard"><text:s text:c="4"/>d = dma</text:p>
      <text:p text:style-name="Standard"><text:s text:c="4"/>return d, m, a</text:p>
      <text:p text:style-name="Standard"/>
      <text:p text:style-name="P5">#função definida para retirar os acentos </text:p>
      <text:p text:style-name="P4"/>
      <text:p text:style-name="Standard">def remover_acentos(texto):</text:p>
      <text:p text:style-name="Standard"><text:s text:c="4"/>from unicodedata import normalize</text:p>
      <text:p text:style-name="Standard"/>
      <text:p text:style-name="Standard"><text:s text:c="4"/>return normalize('NFKD', texto).encode('ASCII', 'ignore').decode('ASCII')</text:p>
      <text:p text:style-name="Standard"/>
      <text:p text:style-name="P5">#função para retornar somente a função principal</text:p>
      <text:p text:style-name="Standard"/>
      <text:p text:style-name="Standard">if __name__=='__main__':</text:p>
      <text:p text:style-name="Standard"><text:s text:c="4"/>main(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8:51:30.349000000</meta:creation-date>
    <dc:date>2022-05-04T19:15:41.085000000</dc:date>
    <meta:editing-duration>PT3M48S</meta:editing-duration>
    <meta:editing-cycles>1</meta:editing-cycles>
    <meta:document-statistic meta:table-count="0" meta:image-count="0" meta:object-count="0" meta:page-count="2" meta:paragraph-count="65" meta:word-count="329" meta:character-count="2461" meta:non-whitespace-character-count="1923"/>
    <meta:generator>LibreOffice/7.1.4.2$Windows_X86_64 LibreOffice_project/a529a4fab45b75fefc5b6226684193eb000654f6</meta:generator>
  </office:meta>
</office:document-meta>
</file>